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9028in"/>
    </style:style>
    <style:style style:name="co3" style:family="table-column">
      <style:table-column-properties fo:break-before="auto" style:column-width="1.04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RYOLIFE</text:p>
          </table:table-cell>
          <table:table-cell office:value-type="float" office:value="2010043002">
            <text:p>2010043002</text:p>
          </table:table-cell>
          <table:table-cell office:value-type="string">
            <text:p>UCB2010-0352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YOLIFE</text:p>
          </table:table-cell>
          <table:table-cell office:value-type="float" office:value="1088004962">
            <text:p>1088004962</text:p>
          </table:table-cell>
          <table:table-cell office:value-type="string">
            <text:p>UCB2010-0369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YOLIFE</text:p>
          </table:table-cell>
          <table:table-cell office:value-type="float" office:value="2010044001">
            <text:p>2010044001</text:p>
          </table:table-cell>
          <table:table-cell office:value-type="string">
            <text:p>UCB2010-037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YOLIFE</text:p>
          </table:table-cell>
          <table:table-cell office:value-type="float" office:value="2010059001">
            <text:p>2010059001</text:p>
          </table:table-cell>
          <table:table-cell office:value-type="string">
            <text:p>UCB2010-0372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YOLIFE</text:p>
          </table:table-cell>
          <table:table-cell office:value-type="float" office:value="1088004961">
            <text:p>1088004961</text:p>
          </table:table-cell>
          <table:table-cell office:value-type="string">
            <text:p>UCB2010-0373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RYOLIFE</text:p>
          </table:table-cell>
          <table:table-cell office:value-type="float" office:value="2010054001">
            <text:p>2010054001</text:p>
          </table:table-cell>
          <table:table-cell office:value-type="string">
            <text:p>UCB2010-0374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YOLIFE</text:p>
          </table:table-cell>
          <table:table-cell office:value-type="float" office:value="1088004967">
            <text:p>1088004967</text:p>
          </table:table-cell>
          <table:table-cell office:value-type="string">
            <text:p>UCB2010-0378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RYOLIFE</text:p>
          </table:table-cell>
          <table:table-cell office:value-type="float" office:value="2010053001">
            <text:p>2010053001</text:p>
          </table:table-cell>
          <table:table-cell office:value-type="string">
            <text:p>UCB2010-0379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YOLIFE</text:p>
          </table:table-cell>
          <table:table-cell office:value-type="float" office:value="2010053004">
            <text:p>2010053004</text:p>
          </table:table-cell>
          <table:table-cell office:value-type="string">
            <text:p>UCB2010-038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RYOLIFE</text:p>
          </table:table-cell>
          <table:table-cell office:value-type="float" office:value="2010047010">
            <text:p>2010047010</text:p>
          </table:table-cell>
          <table:table-cell office:value-type="string">
            <text:p>UCB2010-0381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YOLIFE</text:p>
          </table:table-cell>
          <table:table-cell office:value-type="float" office:value="2010049001">
            <text:p>2010049001</text:p>
          </table:table-cell>
          <table:table-cell office:value-type="string">
            <text:p>UCB2010-0382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YOLIFE</text:p>
          </table:table-cell>
          <table:table-cell office:value-type="float" office:value="2010043004">
            <text:p>2010043004</text:p>
          </table:table-cell>
          <table:table-cell office:value-type="string">
            <text:p>UCB2010-0383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YOLIFE</text:p>
          </table:table-cell>
          <table:table-cell office:value-type="float" office:value="2010057001">
            <text:p>2010057001</text:p>
          </table:table-cell>
          <table:table-cell office:value-type="string">
            <text:p>UCB2010-0384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YOLIFE</text:p>
          </table:table-cell>
          <table:table-cell office:value-type="float" office:value="2010045025">
            <text:p>2010045025</text:p>
          </table:table-cell>
          <table:table-cell office:value-type="string">
            <text:p>UCB2010-0385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YOLIFE</text:p>
          </table:table-cell>
          <table:table-cell office:value-type="float" office:value="2010046001">
            <text:p>2010046001</text:p>
          </table:table-cell>
          <table:table-cell office:value-type="string">
            <text:p>UCB2010-0386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YOLIFE</text:p>
          </table:table-cell>
          <table:table-cell office:value-type="float" office:value="2010045021">
            <text:p>2010045021</text:p>
          </table:table-cell>
          <table:table-cell office:value-type="string">
            <text:p>UCB2010-0387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YOLIFE</text:p>
          </table:table-cell>
          <table:table-cell office:value-type="float" office:value="2010045005">
            <text:p>2010045005</text:p>
          </table:table-cell>
          <table:table-cell office:value-type="string">
            <text:p>UCB2010-0389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RYOLIFE</text:p>
          </table:table-cell>
          <table:table-cell office:value-type="float" office:value="2010052005">
            <text:p>2010052005</text:p>
          </table:table-cell>
          <table:table-cell office:value-type="string">
            <text:p>UCB2010-0390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YOLIFE</text:p>
          </table:table-cell>
          <table:table-cell office:value-type="float" office:value="1088004974">
            <text:p>1088004974</text:p>
          </table:table-cell>
          <table:table-cell office:value-type="string">
            <text:p>UCB2010-0391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RYOLIFE</text:p>
          </table:table-cell>
          <table:table-cell office:value-type="float" office:value="1088004935">
            <text:p>1088004935</text:p>
          </table:table-cell>
          <table:table-cell office:value-type="string">
            <text:p>UCB2010-0392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YOLIFE</text:p>
          </table:table-cell>
          <table:table-cell office:value-type="float" office:value="1088004973">
            <text:p>1088004973</text:p>
          </table:table-cell>
          <table:table-cell office:value-type="string">
            <text:p>UCB2010-0394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RYOLIFE</text:p>
          </table:table-cell>
          <table:table-cell office:value-type="float" office:value="2010047009">
            <text:p>2010047009</text:p>
          </table:table-cell>
          <table:table-cell office:value-type="string">
            <text:p>UCB2010-0395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YOLIFE</text:p>
          </table:table-cell>
          <table:table-cell office:value-type="float" office:value="2010057006">
            <text:p>2010057006</text:p>
          </table:table-cell>
          <table:table-cell office:value-type="string">
            <text:p>UCB2010-0396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YOLIFE</text:p>
          </table:table-cell>
          <table:table-cell office:value-type="float" office:value="2010035006">
            <text:p>2010035006</text:p>
          </table:table-cell>
          <table:table-cell office:value-type="string">
            <text:p>UCB2010-0397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YOLIFE</text:p>
          </table:table-cell>
          <table:table-cell office:value-type="float" office:value="2010052003">
            <text:p>2010052003</text:p>
          </table:table-cell>
          <table:table-cell office:value-type="string">
            <text:p>UCB2010-0398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YOLIFE</text:p>
          </table:table-cell>
          <table:table-cell office:value-type="float" office:value="2010035018">
            <text:p>2010035018</text:p>
          </table:table-cell>
          <table:table-cell office:value-type="string">
            <text:p>UCB2010-0399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YOLIFE</text:p>
          </table:table-cell>
          <table:table-cell office:value-type="float" office:value="2010037016">
            <text:p>2010037016</text:p>
          </table:table-cell>
          <table:table-cell office:value-type="string">
            <text:p>UCB2010-040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YOLIFE</text:p>
          </table:table-cell>
          <table:table-cell office:value-type="float" office:value="2010037020">
            <text:p>2010037020</text:p>
          </table:table-cell>
          <table:table-cell office:value-type="string">
            <text:p>UCB2010-040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YOLIFE</text:p>
          </table:table-cell>
          <table:table-cell office:value-type="float" office:value="2010054003">
            <text:p>2010054003</text:p>
          </table:table-cell>
          <table:table-cell office:value-type="string">
            <text:p>UCB2010-0402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RYOLIFE</text:p>
          </table:table-cell>
          <table:table-cell office:value-type="float" office:value="2010035003">
            <text:p>2010035003</text:p>
          </table:table-cell>
          <table:table-cell office:value-type="string">
            <text:p>UCB2010-0403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YOLIFE</text:p>
          </table:table-cell>
          <table:table-cell office:value-type="float" office:value="2010032014">
            <text:p>2010032014</text:p>
          </table:table-cell>
          <table:table-cell office:value-type="string">
            <text:p>UCB2010-0405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RYOLIFE</text:p>
          </table:table-cell>
          <table:table-cell office:value-type="float" office:value="2010053005">
            <text:p>2010053005</text:p>
          </table:table-cell>
          <table:table-cell office:value-type="string">
            <text:p>UCB2010-0406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YOLIFE</text:p>
          </table:table-cell>
          <table:table-cell office:value-type="float" office:value="2010055008">
            <text:p>2010055008</text:p>
          </table:table-cell>
          <table:table-cell office:value-type="string">
            <text:p>UCB2010-040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RYOLIFE</text:p>
          </table:table-cell>
          <table:table-cell office:value-type="float" office:value="1088004958">
            <text:p>1088004958</text:p>
          </table:table-cell>
          <table:table-cell office:value-type="string">
            <text:p>UCB2010-0408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YOLIFE</text:p>
          </table:table-cell>
          <table:table-cell office:value-type="float" office:value="2010059002">
            <text:p>2010059002</text:p>
          </table:table-cell>
          <table:table-cell office:value-type="string">
            <text:p>UCB2010-0409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YOLIFE</text:p>
          </table:table-cell>
          <table:table-cell office:value-type="float" office:value="2009125060">
            <text:p>2009125060</text:p>
          </table:table-cell>
          <table:table-cell office:value-type="string">
            <text:p>UCB2010-0410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YOLIFE</text:p>
          </table:table-cell>
          <table:table-cell office:value-type="float" office:value="2010057008">
            <text:p>2010057008</text:p>
          </table:table-cell>
          <table:table-cell office:value-type="string">
            <text:p>UCB2010-0411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YOLIFE</text:p>
          </table:table-cell>
          <table:table-cell office:value-type="float" office:value="2009117014">
            <text:p>2009117014</text:p>
          </table:table-cell>
          <table:table-cell office:value-type="string">
            <text:p>UCB2010-0412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YOLIFE</text:p>
          </table:table-cell>
          <table:table-cell office:value-type="float" office:value="1088004965">
            <text:p>1088004965</text:p>
          </table:table-cell>
          <table:table-cell office:value-type="string">
            <text:p>UCB2010-0413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YOLIFE</text:p>
          </table:table-cell>
          <table:table-cell office:value-type="float" office:value="2010015004">
            <text:p>2010015004</text:p>
          </table:table-cell>
          <table:table-cell office:value-type="string">
            <text:p>UCB2010-0414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YOLIFE</text:p>
          </table:table-cell>
          <table:table-cell office:value-type="float" office:value="2010015003">
            <text:p>2010015003</text:p>
          </table:table-cell>
          <table:table-cell office:value-type="string">
            <text:p>UCB2010-0415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RYOLIFE</text:p>
          </table:table-cell>
          <table:table-cell office:value-type="float" office:value="2010059004">
            <text:p>2010059004</text:p>
          </table:table-cell>
          <table:table-cell office:value-type="string">
            <text:p>UCB2010-0416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YOLIFE</text:p>
          </table:table-cell>
          <table:table-cell office:value-type="float" office:value="2010035022">
            <text:p>2010035022</text:p>
          </table:table-cell>
          <table:table-cell office:value-type="string">
            <text:p>UCB2010-0417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RYOLIFE</text:p>
          </table:table-cell>
          <table:table-cell office:value-type="float" office:value="2010055015">
            <text:p>2010055015</text:p>
          </table:table-cell>
          <table:table-cell office:value-type="string">
            <text:p>UCB2010-0418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YOLIFE</text:p>
          </table:table-cell>
          <table:table-cell office:value-type="float" office:value="2010032011">
            <text:p>2010032011</text:p>
          </table:table-cell>
          <table:table-cell office:value-type="string">
            <text:p>UCB2010-0419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RYOLIFE</text:p>
          </table:table-cell>
          <table:table-cell office:value-type="float" office:value="2010057004">
            <text:p>2010057004</text:p>
          </table:table-cell>
          <table:table-cell office:value-type="string">
            <text:p>UCB2010-0420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YOLIFE</text:p>
          </table:table-cell>
          <table:table-cell office:value-type="float" office:value="1088004976">
            <text:p>1088004976</text:p>
          </table:table-cell>
          <table:table-cell office:value-type="string">
            <text:p>UCB2010-0421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YOLIFE</text:p>
          </table:table-cell>
          <table:table-cell office:value-type="float" office:value="2010055006">
            <text:p>2010055006</text:p>
          </table:table-cell>
          <table:table-cell office:value-type="string">
            <text:p>UCB2010-0422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YOLIFE</text:p>
          </table:table-cell>
          <table:table-cell office:value-type="float" office:value="2010059005">
            <text:p>2010059005</text:p>
          </table:table-cell>
          <table:table-cell office:value-type="string">
            <text:p>UCB2010-0423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YOLIFE</text:p>
          </table:table-cell>
          <table:table-cell office:value-type="float" office:value="2010017021">
            <text:p>2010017021</text:p>
          </table:table-cell>
          <table:table-cell office:value-type="string">
            <text:p>UCB2010-0424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YOLIFE</text:p>
          </table:table-cell>
          <table:table-cell office:value-type="float" office:value="2010055012">
            <text:p>2010055012</text:p>
          </table:table-cell>
          <table:table-cell office:value-type="string">
            <text:p>UCB2010-0425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YOLIFE</text:p>
          </table:table-cell>
          <table:table-cell office:value-type="float" office:value="2010059003">
            <text:p>2010059003</text:p>
          </table:table-cell>
          <table:table-cell office:value-type="string">
            <text:p>UCB2010-0426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YOLIFE</text:p>
          </table:table-cell>
          <table:table-cell office:value-type="float" office:value="2010046002">
            <text:p>2010046002</text:p>
          </table:table-cell>
          <table:table-cell office:value-type="string">
            <text:p>UCB2010-0427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RYOLIFE</text:p>
          </table:table-cell>
          <table:table-cell office:value-type="float" office:value="2010055013">
            <text:p>2010055013</text:p>
          </table:table-cell>
          <table:table-cell office:value-type="string">
            <text:p>UCB2010-0428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YOLIFE</text:p>
          </table:table-cell>
          <table:table-cell office:value-type="float" office:value="2010057011">
            <text:p>2010057011</text:p>
          </table:table-cell>
          <table:table-cell office:value-type="string">
            <text:p>UCB2010-0430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RYOLIFE</text:p>
          </table:table-cell>
          <table:table-cell office:value-type="float" office:value="2010055017">
            <text:p>2010055017</text:p>
          </table:table-cell>
          <table:table-cell office:value-type="string">
            <text:p>UCB2010-0431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YOLIFE</text:p>
          </table:table-cell>
          <table:table-cell office:value-type="float" office:value="2010055021">
            <text:p>2010055021</text:p>
          </table:table-cell>
          <table:table-cell office:value-type="string">
            <text:p>UCB2010-0432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RYOLIFE</text:p>
          </table:table-cell>
          <table:table-cell office:value-type="float" office:value="2010055020">
            <text:p>2010055020</text:p>
          </table:table-cell>
          <table:table-cell office:value-type="string">
            <text:p>UCB2010-0433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YOLIFE</text:p>
          </table:table-cell>
          <table:table-cell office:value-type="float" office:value="2010056001">
            <text:p>2010056001</text:p>
          </table:table-cell>
          <table:table-cell office:value-type="string">
            <text:p>UCB2010-0434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YOLIFE</text:p>
          </table:table-cell>
          <table:table-cell office:value-type="float" office:value="2010051001">
            <text:p>2010051001</text:p>
          </table:table-cell>
          <table:table-cell office:value-type="string">
            <text:p>UCB2010-0435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YOLIFE</text:p>
          </table:table-cell>
          <table:table-cell office:value-type="float" office:value="2010055018">
            <text:p>2010055018</text:p>
          </table:table-cell>
          <table:table-cell office:value-type="string">
            <text:p>UCB2010-0436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YOLIFE</text:p>
          </table:table-cell>
          <table:table-cell office:value-type="float" office:value="2010043001">
            <text:p>2010043001</text:p>
          </table:table-cell>
          <table:table-cell office:value-type="string">
            <text:p>UCB2010-043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YOLIFE</text:p>
          </table:table-cell>
          <table:table-cell office:value-type="float" office:value="2010045022">
            <text:p>2010045022</text:p>
          </table:table-cell>
          <table:table-cell office:value-type="string">
            <text:p>UCB2010-0439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YOLIFE</text:p>
          </table:table-cell>
          <table:table-cell office:value-type="float" office:value="2010055016">
            <text:p>2010055016</text:p>
          </table:table-cell>
          <table:table-cell office:value-type="string">
            <text:p>UCB2010-0440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YOLIFE</text:p>
          </table:table-cell>
          <table:table-cell office:value-type="float" office:value="2010047001">
            <text:p>2010047001</text:p>
          </table:table-cell>
          <table:table-cell office:value-type="string">
            <text:p>UCB2010-044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RYOLIFE</text:p>
          </table:table-cell>
          <table:table-cell office:value-type="float" office:value="2010055022">
            <text:p>2010055022</text:p>
          </table:table-cell>
          <table:table-cell office:value-type="string">
            <text:p>UCB2010-0442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YOLIFE</text:p>
          </table:table-cell>
          <table:table-cell office:value-type="float" office:value="2010055019">
            <text:p>2010055019</text:p>
          </table:table-cell>
          <table:table-cell office:value-type="string">
            <text:p>UCB2010-0443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RYOLIFE</text:p>
          </table:table-cell>
          <table:table-cell office:value-type="float" office:value="2010054002">
            <text:p>2010054002</text:p>
          </table:table-cell>
          <table:table-cell office:value-type="string">
            <text:p>UCB2010-0444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YOLIFE</text:p>
          </table:table-cell>
          <table:table-cell office:value-type="float" office:value="2010067001">
            <text:p>2010067001</text:p>
          </table:table-cell>
          <table:table-cell office:value-type="string">
            <text:p>UCB2010-0446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RYOLIFE</text:p>
          </table:table-cell>
          <table:table-cell office:value-type="float" office:value="2010055002">
            <text:p>2010055002</text:p>
          </table:table-cell>
          <table:table-cell office:value-type="string">
            <text:p>UCB2010-044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YOLIFE</text:p>
          </table:table-cell>
          <table:table-cell office:value-type="float" office:value="2010055005">
            <text:p>2010055005</text:p>
          </table:table-cell>
          <table:table-cell office:value-type="string">
            <text:p>UCB2010-0448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YOLIFE</text:p>
          </table:table-cell>
          <table:table-cell office:value-type="float" office:value="2010053008">
            <text:p>2010053008</text:p>
          </table:table-cell>
          <table:table-cell office:value-type="string">
            <text:p>UCB2010-0449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YOLIFE</text:p>
          </table:table-cell>
          <table:table-cell office:value-type="float" office:value="2010055011">
            <text:p>2010055011</text:p>
          </table:table-cell>
          <table:table-cell office:value-type="string">
            <text:p>UCB2010-045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YOLIFE</text:p>
          </table:table-cell>
          <table:table-cell office:value-type="float" office:value="2010058006">
            <text:p>2010058006</text:p>
          </table:table-cell>
          <table:table-cell office:value-type="string">
            <text:p>UCB2010-0451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YOLIFE</text:p>
          </table:table-cell>
          <table:table-cell office:value-type="float" office:value="2010035016">
            <text:p>2010035016</text:p>
          </table:table-cell>
          <table:table-cell office:value-type="string">
            <text:p>UCB2010-0452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YOLIFE</text:p>
          </table:table-cell>
          <table:table-cell office:value-type="float" office:value="1088004980">
            <text:p>1088004980</text:p>
          </table:table-cell>
          <table:table-cell office:value-type="string">
            <text:p>UCB2010-0453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YOLIFE</text:p>
          </table:table-cell>
          <table:table-cell office:value-type="float" office:value="2010066001">
            <text:p>2010066001</text:p>
          </table:table-cell>
          <table:table-cell office:value-type="string">
            <text:p>UCB2010-0454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RYOLIFE</text:p>
          </table:table-cell>
          <table:table-cell office:value-type="float" office:value="2010055009">
            <text:p>2010055009</text:p>
          </table:table-cell>
          <table:table-cell office:value-type="string">
            <text:p>UCB2010-0455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YOLIFE</text:p>
          </table:table-cell>
          <table:table-cell office:value-type="float" office:value="2010047015">
            <text:p>2010047015</text:p>
          </table:table-cell>
          <table:table-cell office:value-type="string">
            <text:p>UCB2010-0456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RYOLIFE</text:p>
          </table:table-cell>
          <table:table-cell office:value-type="float" office:value="2010042004">
            <text:p>2010042004</text:p>
          </table:table-cell>
          <table:table-cell office:value-type="string">
            <text:p>UCB2010-0457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YOLIFE</text:p>
          </table:table-cell>
          <table:table-cell office:value-type="float" office:value="2010042005">
            <text:p>2010042005</text:p>
          </table:table-cell>
          <table:table-cell office:value-type="string">
            <text:p>UCB2010-0458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RYOLIFE</text:p>
          </table:table-cell>
          <table:table-cell office:value-type="float" office:value="2010067002">
            <text:p>2010067002</text:p>
          </table:table-cell>
          <table:table-cell office:value-type="string">
            <text:p>UCB2010-0459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YOLIFE</text:p>
          </table:table-cell>
          <table:table-cell office:value-type="float" office:value="2010045013">
            <text:p>2010045013</text:p>
          </table:table-cell>
          <table:table-cell office:value-type="string">
            <text:p>UCB2010-0460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RYOLIFE</text:p>
          </table:table-cell>
          <table:table-cell office:value-type="float" office:value="2010052002">
            <text:p>2010052002</text:p>
          </table:table-cell>
          <table:table-cell office:value-type="string">
            <text:p>UCB2010-0461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YOLIFE</text:p>
          </table:table-cell>
          <table:table-cell office:value-type="float" office:value="2010065012">
            <text:p>2010065012</text:p>
          </table:table-cell>
          <table:table-cell office:value-type="string">
            <text:p>UCB2010-0462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YOLIFE</text:p>
          </table:table-cell>
          <table:table-cell office:value-type="float" office:value="2010064002">
            <text:p>2010064002</text:p>
          </table:table-cell>
          <table:table-cell office:value-type="string">
            <text:p>UCB2010-0464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YOLIFE</text:p>
          </table:table-cell>
          <table:table-cell office:value-type="float" office:value="2010051003">
            <text:p>2010051003</text:p>
          </table:table-cell>
          <table:table-cell office:value-type="string">
            <text:p>UCB2010-0465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YOLIFE</text:p>
          </table:table-cell>
          <table:table-cell office:value-type="float" office:value="2010059007">
            <text:p>2010059007</text:p>
          </table:table-cell>
          <table:table-cell office:value-type="string">
            <text:p>UCB2010-0466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YOLIFE</text:p>
          </table:table-cell>
          <table:table-cell office:value-type="float" office:value="2009127007">
            <text:p>2009127007</text:p>
          </table:table-cell>
          <table:table-cell office:value-type="string">
            <text:p>UCB2010-0467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RYOLIFE</text:p>
          </table:table-cell>
          <table:table-cell office:value-type="float" office:value="2010053006">
            <text:p>2010053006</text:p>
          </table:table-cell>
          <table:table-cell office:value-type="string">
            <text:p>UCB2010-0468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YOLIFE</text:p>
          </table:table-cell>
          <table:table-cell office:value-type="float" office:value="2010045017">
            <text:p>2010045017</text:p>
          </table:table-cell>
          <table:table-cell office:value-type="string">
            <text:p>UCB2010-0469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RYOLIFE</text:p>
          </table:table-cell>
          <table:table-cell office:value-type="float" office:value="2010037015">
            <text:p>2010037015</text:p>
          </table:table-cell>
          <table:table-cell office:value-type="string">
            <text:p>UCB2010-0470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YOLIFE</text:p>
          </table:table-cell>
          <table:table-cell office:value-type="float" office:value="2010051002">
            <text:p>2010051002</text:p>
          </table:table-cell>
          <table:table-cell office:value-type="string">
            <text:p>UCB2010-0471</text:p>
          </table:table-cell>
          <table:table-cell table:number-columns-repeated="1020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0">06/20/2010</text:date>, <text:time>09:4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lladinoc</meta:initial-creator>
    <meta:creation-date>2010-06-17T11:03:00</meta:creation-date>
    <dc:creator>Chip Nevins</dc:creator>
    <dc:date>2010-06-20T09:48:45.92</dc:date>
    <meta:generator>OpenOffice.org/3.1$Win32 OpenOffice.org_project/310m19$Build-9420</meta:generator>
    <meta:editing-duration>PT00H00M59S</meta:editing-duration>
    <meta:editing-cycles>1</meta:editing-cycles>
    <meta:document-statistic meta:table-count="3" meta:cell-count="372" meta:object-count="0"/>
  </office:meta>
</office:document-meta>
</file>